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1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0.9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Times New Roman'" style:font-style-name="Standard" style:font-family-generic="roman" style:font-pitch="variable" fo:font-size="8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Arial" style:font-style-name="Standard" style:font-family-generic="swiss" style:font-pitch="variable" fo:font-size="8pt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office:forms form:automatic-focus="false" form:apply-design-mode="false"/>
        <draw:frame draw:style-name="gr1" draw:text-style-name="P1" draw:layer="layout" svg:width="2cm" svg:height="1.2cm" svg:x="16.135cm" svg:y="5.435cm">
          <draw:text-box>
            <text:p text:style-name="P4"/>
          </draw:text-box>
        </draw:frame>
        <draw:g>
          <draw:circle draw:style-name="gr2" draw:text-style-name="P2" draw:layer="layout" svg:width="0.046cm" svg:height="0.046cm" svg:x="18.027cm" svg:y="5.497cm">
            <text:p text:style-name="P4"/>
          </draw:circle>
          <draw:circle draw:style-name="gr2" draw:text-style-name="P2" draw:layer="layout" svg:width="0.046cm" svg:height="0.046cm" svg:x="17.966cm" svg:y="5.558cm">
            <text:p text:style-name="P4"/>
          </draw:circle>
          <draw:rect draw:style-name="gr3" draw:layer="layout" svg:width="0.2cm" svg:height="0.2cm" svg:x="17.935cm" svg:y="5.435cm">
            <text:p text:style-name="P4"/>
          </draw:rect>
        </draw:g>
        <draw:frame draw:style-name="gr1" draw:text-style-name="P1" draw:layer="layout" svg:width="2cm" svg:height="1.2cm" svg:x="10.735cm" svg:y="5.435cm">
          <draw:text-box>
            <text:p text:style-name="P4"/>
          </draw:text-box>
        </draw:frame>
        <draw:frame draw:style-name="gr1" draw:text-style-name="P1" draw:id="id14" draw:layer="layout" svg:width="2cm" svg:height="1.2cm" svg:x="10.535cm" svg:y="5.635cm">
          <draw:text-box>
            <text:p text:style-name="P4"/>
          </draw:text-box>
        </draw:frame>
        <draw:frame draw:style-name="gr4" draw:text-style-name="P1" draw:id="id7" draw:layer="layout" svg:width="2cm" svg:height="1.2cm" svg:x="15.935cm" svg:y="5.635cm">
          <draw:text-box>
            <text:p text:style-name="P1">Service Consumer</text:p>
          </draw:text-box>
        </draw:frame>
        <draw:g draw:style-name="gr5">
          <draw:circle draw:style-name="gr6" draw:layer="layout" svg:width="0.229cm" svg:height="0.229cm" svg:x="11.449cm" svg:y="5.836cm">
            <text:p text:style-name="P4"/>
          </draw:circle>
          <draw:line draw:style-name="gr7" draw:text-style-name="P2" draw:layer="layout" svg:x1="11.564cm" svg:y1="6.065cm" svg:x2="11.564cm" svg:y2="6.407cm">
            <text:p text:style-name="P4"/>
          </draw:line>
          <draw:line draw:style-name="gr7" draw:text-style-name="P2" draw:layer="layout" svg:x1="11.564cm" svg:y1="6.179cm" svg:x2="11.792cm" svg:y2="6.065cm">
            <text:p text:style-name="P4"/>
          </draw:line>
          <draw:line draw:style-name="gr7" draw:text-style-name="P2" draw:layer="layout" svg:x1="11.564cm" svg:y1="6.179cm" svg:x2="11.335cm" svg:y2="6.065cm">
            <text:p text:style-name="P4"/>
          </draw:line>
          <draw:line draw:style-name="gr7" draw:text-style-name="P2" draw:layer="layout" svg:x1="11.564cm" svg:y1="6.407cm" svg:x2="11.335cm" svg:y2="6.636cm">
            <text:p text:style-name="P4"/>
          </draw:line>
          <draw:line draw:style-name="gr7" draw:text-style-name="P2" draw:layer="layout" svg:x1="11.564cm" svg:y1="6.407cm" svg:x2="11.792cm" svg:y2="6.636cm">
            <text:p text:style-name="P4"/>
          </draw:line>
        </draw:g>
        <draw:g>
          <draw:path draw:style-name="gr8" draw:layer="layout" svg:width="0.149cm" svg:height="1.199cm" svg:x="11.185cm" svg:y="13.035cm" svg:viewBox="0 0 150 1200" svg:d="m150 0c-200 400-200 800 0 1200">
            <text:p text:style-name="P4"/>
          </draw:path>
          <draw:path draw:style-name="gr8" draw:layer="layout" svg:width="0.149cm" svg:height="1.199cm" svg:x="11.735cm" svg:y="13.035cm" svg:viewBox="0 0 150 1200" svg:d="m0 1200c200-400 200-800 0-1200">
            <text:p text:style-name="P4"/>
          </draw:path>
          <draw:rect draw:style-name="gr3" draw:layer="layout" svg:width="1.2cm" svg:height="1.2cm" svg:x="10.935cm" svg:y="13.035cm">
            <text:p text:style-name="P4"/>
          </draw:rect>
        </draw:g>
        <draw:g>
          <draw:circle draw:style-name="gr2" draw:text-style-name="P2" draw:layer="layout" svg:width="0.046cm" svg:height="0.046cm" svg:x="12.627cm" svg:y="5.497cm">
            <text:p text:style-name="P4"/>
          </draw:circle>
          <draw:circle draw:style-name="gr2" draw:text-style-name="P2" draw:layer="layout" svg:width="0.046cm" svg:height="0.046cm" svg:x="12.566cm" svg:y="5.558cm">
            <text:p text:style-name="P4"/>
          </draw:circle>
          <draw:rect draw:style-name="gr3" draw:layer="layout" svg:width="0.2cm" svg:height="0.2cm" svg:x="12.535cm" svg:y="5.435cm">
            <text:p text:style-name="P4"/>
          </draw:rect>
        </draw:g>
        <draw:connector draw:style-name="gr9" draw:text-style-name="P2" draw:layer="layout" draw:type="line" svg:x1="14.035cm" svg:y1="8.435cm" svg:x2="13.235cm" svg:y2="8.435cm" draw:start-shape="id1" draw:start-glue-point="4" draw:end-shape="id2" draw:end-glue-point="1">
          <text:p text:style-name="P4"/>
        </draw:connector>
        <draw:connector draw:style-name="gr9" draw:text-style-name="P2" draw:layer="layout" draw:type="line" svg:x1="15.235cm" svg:y1="8.435cm" svg:x2="14.435cm" svg:y2="8.435cm" draw:start-shape="id3" draw:end-shape="id1" draw:end-glue-point="5">
          <text:p text:style-name="P4"/>
        </draw:connector>
        <draw:g draw:id="id1">
          <draw:glue-point draw:id="4" svg:x="-2.5cm" svg:y="3cm"/>
          <draw:glue-point draw:id="5" svg:x="2.5cm" svg:y="3cm"/>
          <draw:circle draw:style-name="gr10" draw:text-style-name="P3" draw:layer="layout" svg:width="0.4cm" svg:height="0.4cm" svg:x="14.035cm" svg:y="8.235cm">
            <text:p text:style-name="P4"/>
          </draw:circle>
          <draw:g>
            <draw:polygon draw:style-name="gr11" draw:text-style-name="P2" draw:layer="layout" svg:width="0.124cm" svg:height="0.177cm" svg:x="14.435cm" svg:y="7.946cm" svg:viewBox="0 0 125 178" draw:points="0,0 0,178 125,89">
              <text:p text:style-name="P4"/>
            </draw:polygon>
            <draw:frame draw:style-name="gr12" draw:text-style-name="P5" draw:layer="layout" svg:width="0.8cm" svg:height="0.8cm" svg:x="13.835cm" svg:y="7.635cm">
              <draw:text-box>
                <text:p text:style-name="P4"><text:span text:style-name="T1"><text:s/></text:span><text:span text:style-name="T1">R</text:span></text:p>
              </draw:text-box>
            </draw:frame>
          </draw:g>
        </draw:g>
        <draw:frame draw:style-name="gr13" draw:text-style-name="P1" draw:id="id3" draw:layer="layout" svg:width="3.4cm" svg:height="0.8cm" svg:x="15.235cm" svg:y="8.035cm">
          <draw:text-box>
            <text:p text:style-name="P6"><text:span text:style-name="T2">Service Interface</text:span></text:p>
          </draw:text-box>
        </draw:frame>
        <draw:frame draw:style-name="gr13" draw:text-style-name="P1" draw:id="id2" draw:layer="layout" svg:width="3.4cm" svg:height="0.8cm" svg:x="9.835cm" svg:y="8.035cm">
          <draw:text-box>
            <text:p text:style-name="P6"><text:span text:style-name="T2">User Interface</text:span></text:p>
          </draw:text-box>
        </draw:frame>
        <draw:frame draw:style-name="gr13" draw:text-style-name="P1" draw:layer="layout" svg:width="3.4cm" svg:height="0.8cm" svg:x="9.835cm" svg:y="14.235cm">
          <draw:text-box draw:corner-radius="0.4cm">
            <text:p text:style-name="P6"><text:span text:style-name="T2">Data Storage</text:span></text:p>
          </draw:text-box>
        </draw:frame>
        <draw:frame draw:style-name="gr13" draw:text-style-name="P1" draw:id="id4" draw:layer="layout" svg:width="3.4cm" svg:height="0.8cm" svg:x="15.235cm" svg:y="12.235cm">
          <draw:text-box>
            <text:p text:style-name="P6"><text:span text:style-name="T2">Connectivity</text:span></text:p>
          </draw:text-box>
        </draw:frame>
        <draw:frame draw:style-name="gr13" draw:text-style-name="P1" draw:id="id11" draw:layer="layout" svg:width="3.4cm" svg:height="0.8cm" svg:x="9.835cm" svg:y="12.235cm">
          <draw:text-box>
            <text:p text:style-name="P6"><text:span text:style-name="T2">Persistency Layer</text:span></text:p>
          </draw:text-box>
        </draw:frame>
        <draw:frame draw:style-name="gr14" draw:text-style-name="P1" draw:layer="layout" svg:width="8.8cm" svg:height="1cm" svg:x="9.835cm" svg:y="10.035cm">
          <draw:text-box>
            <text:p text:style-name="P6"><text:span text:style-name="T2">Application Layer</text:span></text:p>
          </draw:text-box>
        </draw:frame>
        <draw:frame draw:style-name="gr1" draw:text-style-name="P1" draw:layer="layout" svg:width="2cm" svg:height="1.2cm" svg:x="16.135cm" svg:y="14.235cm">
          <draw:text-box>
            <text:p text:style-name="P4"/>
          </draw:text-box>
        </draw:frame>
        <draw:g>
          <draw:circle draw:style-name="gr2" draw:text-style-name="P2" draw:layer="layout" svg:width="0.046cm" svg:height="0.046cm" svg:x="18.027cm" svg:y="14.297cm">
            <text:p text:style-name="P4"/>
          </draw:circle>
          <draw:circle draw:style-name="gr2" draw:text-style-name="P2" draw:layer="layout" svg:width="0.046cm" svg:height="0.046cm" svg:x="17.966cm" svg:y="14.358cm">
            <text:p text:style-name="P4"/>
          </draw:circle>
          <draw:rect draw:style-name="gr3" draw:layer="layout" svg:width="0.2cm" svg:height="0.2cm" svg:x="17.935cm" svg:y="14.235cm">
            <text:p text:style-name="P4"/>
          </draw:rect>
        </draw:g>
        <draw:frame draw:style-name="gr4" draw:text-style-name="P1" draw:id="id6" draw:layer="layout" svg:width="2cm" svg:height="1.2cm" svg:x="15.935cm" svg:y="14.435cm">
          <draw:text-box>
            <text:p text:style-name="P1">Service Provider</text:p>
          </draw:text-box>
        </draw:frame>
        <draw:g draw:id="id5">
          <draw:glue-point draw:id="4" svg:x="3cm" svg:y="-2.5cm"/>
          <draw:glue-point draw:id="5" svg:x="3cm" svg:y="2.5cm"/>
          <draw:circle draw:style-name="gr10" draw:text-style-name="P3" draw:layer="layout" svg:width="0.4cm" svg:height="0.4cm" svg:x="16.735cm" svg:y="13.435cm">
            <text:p text:style-name="P4"/>
          </draw:circle>
          <draw:g>
            <draw:polygon draw:style-name="gr11" draw:text-style-name="P2" draw:layer="layout" svg:width="0.124cm" svg:height="0.177cm" draw:transform="rotate (-1.5707963267946) translate (16.651cm 13.8299999999999cm)" svg:viewBox="0 0 125 178" draw:points="0,-33302 0,-33124 125,-33213">
              <text:p text:style-name="P4"/>
            </draw:polygon>
            <draw:frame draw:style-name="gr12" draw:text-style-name="P5" draw:layer="layout" svg:width="0.8cm" svg:height="0.8cm" svg:x="16.135cm" svg:y="13.235cm">
              <draw:text-box>
                <text:p text:style-name="P4"><text:span text:style-name="T1"><text:s/></text:span><text:span text:style-name="T1">R</text:span></text:p>
              </draw:text-box>
            </draw:frame>
          </draw:g>
        </draw:g>
        <draw:connector draw:style-name="gr9" draw:text-style-name="P2" draw:layer="layout" draw:type="line" svg:x1="16.935cm" svg:y1="13.035cm" svg:x2="16.935cm" svg:y2="13.435cm" draw:start-shape="id4" draw:end-shape="id5" draw:end-glue-point="4">
          <text:p text:style-name="P4"/>
        </draw:connector>
        <draw:connector draw:style-name="gr9" draw:text-style-name="P2" draw:layer="layout" draw:type="line" svg:x1="16.935cm" svg:y1="13.835cm" svg:x2="16.935cm" svg:y2="14.435cm" draw:start-shape="id5" draw:start-glue-point="5" draw:end-shape="id6">
          <text:p text:style-name="P4"/>
        </draw:connector>
        <draw:g draw:id="id8">
          <draw:glue-point draw:id="4" svg:x="3cm" svg:y="-2.5cm"/>
          <draw:glue-point draw:id="5" svg:x="3cm" svg:y="2.5cm"/>
          <draw:circle draw:style-name="gr10" draw:text-style-name="P3" draw:layer="layout" svg:width="0.4cm" svg:height="0.4cm" svg:x="16.735cm" svg:y="7.235cm">
            <text:p text:style-name="P4"/>
          </draw:circle>
          <draw:g>
            <draw:polygon draw:style-name="gr11" draw:text-style-name="P2" draw:layer="layout" svg:width="0.124cm" svg:height="0.177cm" draw:transform="rotate (-1.5707963267946) translate (16.651cm 7.62999999999995cm)" svg:viewBox="0 0 125 178" draw:points="0,-33302 0,-33124 125,-33213">
              <text:p text:style-name="P4"/>
            </draw:polygon>
            <draw:frame draw:style-name="gr12" draw:text-style-name="P5" draw:layer="layout" svg:width="0.8cm" svg:height="0.8cm" svg:x="16.135cm" svg:y="7.035cm">
              <draw:text-box>
                <text:p text:style-name="P4"><text:span text:style-name="T1"><text:s/></text:span><text:span text:style-name="T1">R</text:span></text:p>
              </draw:text-box>
            </draw:frame>
          </draw:g>
        </draw:g>
        <draw:connector draw:style-name="gr9" draw:text-style-name="P2" draw:layer="layout" draw:type="line" svg:x1="16.935cm" svg:y1="6.835cm" svg:x2="16.935cm" svg:y2="7.235cm" draw:start-shape="id7" draw:end-shape="id8" draw:end-glue-point="4">
          <text:p text:style-name="P4"/>
        </draw:connector>
        <draw:connector draw:style-name="gr9" draw:text-style-name="P2" draw:layer="layout" draw:type="line" svg:x1="16.935cm" svg:y1="7.635cm" svg:x2="16.935cm" svg:y2="8.035cm" draw:start-shape="id8" draw:start-glue-point="5" draw:end-shape="id3">
          <text:p text:style-name="P4"/>
        </draw:connector>
        <draw:circle draw:style-name="gr10" draw:text-style-name="P3" draw:id="id9" draw:layer="layout" svg:width="0.4cm" svg:height="0.4cm" svg:x="11.335cm" svg:y="9.235cm">
          <text:p text:style-name="P4"/>
        </draw:circle>
        <draw:connector draw:style-name="gr9" draw:text-style-name="P2" draw:layer="layout" draw:type="line" svg:x1="11.535cm" svg:y1="8.835cm" svg:x2="11.535cm" svg:y2="9.235cm" draw:end-shape="id9" draw:end-glue-point="0">
          <text:p text:style-name="P4"/>
        </draw:connector>
        <draw:connector draw:style-name="gr9" draw:text-style-name="P2" draw:layer="layout" draw:type="line" svg:x1="11.535cm" svg:y1="9.635cm" svg:x2="11.535cm" svg:y2="10.035cm" draw:start-shape="id9" draw:start-glue-point="2">
          <text:p text:style-name="P4"/>
        </draw:connector>
        <draw:circle draw:style-name="gr10" draw:text-style-name="P3" draw:id="id10" draw:layer="layout" svg:width="0.4cm" svg:height="0.4cm" svg:x="11.335cm" svg:y="11.435cm">
          <text:p text:style-name="P4"/>
        </draw:circle>
        <draw:connector draw:style-name="gr9" draw:text-style-name="P2" draw:layer="layout" draw:type="line" svg:x1="11.535cm" svg:y1="11.035cm" svg:x2="11.535cm" svg:y2="11.435cm" draw:end-shape="id10" draw:end-glue-point="0">
          <text:p text:style-name="P4"/>
        </draw:connector>
        <draw:connector draw:style-name="gr9" draw:text-style-name="P2" draw:layer="layout" draw:type="line" svg:x1="11.535cm" svg:y1="11.835cm" svg:x2="11.535cm" svg:y2="12.235cm" draw:start-shape="id10" draw:start-glue-point="2" draw:end-shape="id11">
          <text:p text:style-name="P4"/>
        </draw:connector>
        <draw:circle draw:style-name="gr10" draw:text-style-name="P3" draw:id="id12" draw:layer="layout" svg:width="0.4cm" svg:height="0.4cm" svg:x="16.735cm" svg:y="9.235cm">
          <text:p text:style-name="P4"/>
        </draw:circle>
        <draw:connector draw:style-name="gr9" draw:text-style-name="P2" draw:layer="layout" draw:type="line" svg:x1="16.935cm" svg:y1="8.835cm" svg:x2="16.935cm" svg:y2="9.235cm" draw:end-shape="id12" draw:end-glue-point="0">
          <text:p text:style-name="P4"/>
        </draw:connector>
        <draw:connector draw:style-name="gr9" draw:text-style-name="P2" draw:layer="layout" draw:type="line" svg:x1="16.935cm" svg:y1="9.635cm" svg:x2="16.935cm" svg:y2="10.035cm" draw:start-shape="id12" draw:start-glue-point="2">
          <text:p text:style-name="P4"/>
        </draw:connector>
        <draw:circle draw:style-name="gr10" draw:text-style-name="P3" draw:id="id13" draw:layer="layout" svg:width="0.4cm" svg:height="0.4cm" svg:x="16.735cm" svg:y="11.435cm">
          <text:p text:style-name="P4"/>
        </draw:circle>
        <draw:connector draw:style-name="gr9" draw:text-style-name="P2" draw:layer="layout" draw:type="line" svg:x1="16.935cm" svg:y1="11.035cm" svg:x2="16.935cm" svg:y2="11.435cm" draw:end-shape="id13" draw:end-glue-point="0">
          <text:p text:style-name="P4"/>
        </draw:connector>
        <draw:connector draw:style-name="gr9" draw:text-style-name="P2" draw:layer="layout" draw:type="line" svg:x1="16.935cm" svg:y1="11.835cm" svg:x2="16.935cm" svg:y2="12.235cm" draw:start-shape="id13" draw:start-glue-point="2" draw:end-shape="id4" draw:end-glue-point="0">
          <text:p text:style-name="P4"/>
        </draw:connector>
        <draw:g draw:id="id15">
          <draw:glue-point draw:id="4" svg:x="3cm" svg:y="-2.5cm"/>
          <draw:glue-point draw:id="5" svg:x="3cm" svg:y="2.5cm"/>
          <draw:circle draw:style-name="gr10" draw:text-style-name="P3" draw:layer="layout" svg:width="0.4cm" svg:height="0.4cm" svg:x="11.335cm" svg:y="7.235cm">
            <text:p text:style-name="P4"/>
          </draw:circle>
          <draw:g>
            <draw:polygon draw:style-name="gr11" draw:text-style-name="P2" draw:layer="layout" svg:width="0.124cm" svg:height="0.177cm" draw:transform="rotate (-1.5707963267946) translate (11.251cm 7.62999999999995cm)" svg:viewBox="0 0 125 178" draw:points="0,-22502 0,-22324 125,-22413">
              <text:p text:style-name="P4"/>
            </draw:polygon>
            <draw:frame draw:style-name="gr12" draw:text-style-name="P5" draw:layer="layout" svg:width="0.8cm" svg:height="0.8cm" svg:x="10.735cm" svg:y="7.035cm">
              <draw:text-box>
                <text:p text:style-name="P4"><text:span text:style-name="T1"><text:s/></text:span><text:span text:style-name="T1">R</text:span></text:p>
              </draw:text-box>
            </draw:frame>
          </draw:g>
        </draw:g>
        <draw:connector draw:style-name="gr9" draw:text-style-name="P2" draw:layer="layout" draw:type="line" svg:x1="11.535cm" svg:y1="6.835cm" svg:x2="11.535cm" svg:y2="7.235cm" draw:start-shape="id14" draw:start-glue-point="2" draw:end-shape="id15" draw:end-glue-point="4">
          <text:p text:style-name="P4"/>
        </draw:connector>
        <draw:connector draw:style-name="gr9" draw:text-style-name="P2" draw:layer="layout" draw:type="line" svg:x1="11.535cm" svg:y1="7.635cm" svg:x2="11.535cm" svg:y2="8.035cm" draw:start-shape="id15" draw:start-glue-point="5" draw:end-shape="id2" draw:end-glue-point="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draw:marker draw:name="SpikesArrowhead" svg:viewBox="0 0 4708 4987" svg:d="m577 4942c-54 25-114 41-177 41-220 0-400-180-400-400 0-63 14-122 40-175 0 0 0 0 1950-4178 65-137 203-230 362-230s298 94 362 230c0 0 0 0 1951 4180 28 54 43 113 43 177 0 220-180 400-400 400-67 0-130-17-185-46 0 0 0 0-1590-801-53-26-116-41-181-41-70 0-135 16-192 46 0 0 0 0-1583 797z"/>
    <draw:marker draw:name="ak.spk.arrow" svg:viewBox="0 0 4708 4987" svg:d="m577 4942c-54 25-114 41-177 41-220 0-400-180-400-400 0-63 14-122 40-175 0 0 0 0 1950-4178 65-137 203-230 362-230s298 94 362 230c0 0 0 0 1951 4180 28 54 43 113 43 177 0 220-180 400-400 400-67 0-130-17-185-46 0 0 0 0-1590-801-53-26-116-41-181-41-70 0-135 16-192 46 0 0 0 0-1583 797z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fo:text-align="center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Helvetica" style:font-family-generic="swiss" style:font-pitch="variable" fo:font-size="10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21T18:54:48</meta:creation-date>
    <dc:date>2007-08-21T19:27:51</dc:date>
    <dc:language>en-US</dc:language>
    <meta:editing-cycles>2</meta:editing-cycles>
    <meta:editing-duration>PT2M26S</meta:editing-duration>
    <meta:user-defined meta:name="Info 0"/>
    <meta:user-defined meta:name="Info 1"/>
    <meta:user-defined meta:name="Info 2"/>
    <meta:user-defined meta:name="Info 3"/>
    <meta:document-statistic meta:object-count="75"/>
  </office:meta>
</office:document-meta>
</file>